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📂 Sample Data</text:h>
      <text:p text:style-name="Text_20_body">This folder contains benchmark datasets used to validate the <text:span text:style-name="T1">SALAR</text:span> algorithms against peer-reviewed research.</text:p>
      <text:h text:style-name="Heading_20_2" text:outline-level="2">🧪 Current Dataset: Nature Scientific Reports</text:h>
      <text:p text:style-name="Text_20_body">The primary sample included here consists of extracted frames from the following study:</text:p>
      <text:list text:style-name="L1">
        <text:list-item>
          <text:p text:style-name="P1"><text:span text:style-name="T1">Source:</text:span> <text:span text:style-name="T2">Lee et al.</text:span> "High-speed imaging of cardiac electrophysiology..." (Nature Scientific Reports).</text:p>
        </text:list-item>
        <text:list-item>
          <text:p text:style-name="P1"><text:span text:style-name="T1">Purpose:</text:span> These frames allow users to test the <text:span text:style-name="T1">APD80 detection</text:span> and <text:span text:style-name="T1">Conduction Velocity (CV) mapping</text:span> features of SALAR using a known, gold-standard dataset.</text:p>
        </text:list-item>
        <text:list-item>
          <text:p text:style-name="P1"><text:span text:style-name="T1">Format:</text:span> Provided as a compressed <text:span text:style-name="Source_20_Text">.zip</text:span> for easy download (due to the large number of raw <text:span text:style-name="Source_20_Text">.bmp</text:span> frames).</text:p>
        </text:list-item>
      </text:list>
      <text:h text:style-name="Heading_20_2" text:outline-level="2">🚀 Upcoming Data</text:h>
      <text:p text:style-name="Text_20_body">I will be updating this repository with additional datasets in the near future, including:</text:p>
      <text:list text:style-name="L2">
        <text:list-item>
          <text:p text:style-name="P2"><text:span text:style-name="T1">High-Speed Experimental Data:</text:span> Sequences captured with the <text:span text:style-name="T1">FLIR Blackfly S</text:span> at higher frame rates.</text:p>
        </text:list-item>
        <text:list-item>
          <text:p text:style-name="P2"><text:span text:style-name="T1">Hardware Benchmarks:</text:span> Samples showing the difference in SNR when using the <text:span text:style-name="T1">TEC-cooled</text:span> mechanical setup.</text:p>
        </text:list-item>
      </text:list>
      <text:h text:style-name="Heading_20_2" text:outline-level="2">📖 Instructions</text:h>
      <text:list text:style-name="L3">
        <text:list-item>
          <text:p text:style-name="P3"><text:span text:style-name="T1">Download</text:span> the <text:span text:style-name="Source_20_Text">Benchmark_Sample_Data.zip</text:span> file.</text:p>
        </text:list-item>
        <text:list-item>
          <text:p text:style-name="P3"><text:span text:style-name="T1">Extract</text:span> the frames to a local directory.</text:p>
        </text:list-item>
        <text:list-item>
          <text:p text:style-name="P3"><text:span text:style-name="T1">Load</text:span> the directory into the <text:span text:style-name="T1">SALAR Core</text:span> to visualize the activation maps.</text:p>
        </text:list-item>
      </text:list>
      <text:p text:style-name="Horizontal_20_Line"/>
      <text:h text:style-name="Heading_20_3" text:outline-level="3">How to use these samples:</text:h>
      <text:p text:style-name="Text_20_body">To verify your installation, ensure the SALAR Core correctly identifies the activation wavefronts and calculates the Conduction Velocity values as reported in the original pap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6T21:12:57.832924400</meta:creation-date>
    <dc:date>2026-02-16T21:13:02.486738700</dc:date>
    <meta:editing-duration>PT4S</meta:editing-duration>
    <meta:editing-cycles>1</meta:editing-cycles>
    <meta:document-statistic meta:table-count="0" meta:image-count="0" meta:object-count="0" meta:page-count="1" meta:paragraph-count="17" meta:word-count="197" meta:character-count="1295" meta:non-whitespace-character-count="1123"/>
    <meta:generator>LibreOffice/25.2.7.2$Windows_X86_64 LibreOffice_project/5cbfd1ab6520636bb5f7b99185aa69bd7456825d</meta:generator>
  </office:meta>
</office:document-meta>
</file>